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20.95pt"/>
    </style:style>
    <style:style style:name="co2" style:family="table-column">
      <style:table-column-properties fo:break-before="auto" style:column-width="93.15pt"/>
    </style:style>
    <style:style style:name="co3" style:family="table-column">
      <style:table-column-properties fo:break-before="auto" style:column-width="97.2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0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<text:s text:c="5"/>Bodhi Karma Updates</text:p>
          </table:table-cell>
          <table:table-cell office:value-type="string" calcext:value-type="string">
            <text:p>Anonymous Karma</text:p>
          </table:table-cell>
          <table:table-cell office:value-type="string" calcext:value-type="string">
            <text:p>Koji Builds</text:p>
          </table:table-cell>
          <table:table-cell office:value-type="string" calcext:value-type="string">
            <text:p>Koji (primary)</text:p>
          </table:table-cell>
          <table:table-cell office:value-type="string" calcext:value-type="string">
            <text:p>Koji (secondary)</text:p>
          </table:table-cell>
          <table:table-cell office:value-type="string" calcext:value-type="string">
            <text:p>COPR Builds</text:p>
          </table:table-cell>
        </table:table-row>
        <table:table-row table:style-name="ro1">
          <table:table-cell office:value-type="string" calcext:value-type="string">
            <text:p>2012-2013</text:p>
          </table:table-cell>
          <table:table-cell office:value-type="float" office:value="7140" calcext:value-type="float">
            <text:p>7140</text:p>
          </table:table-cell>
          <table:table-cell office:value-type="float" office:value="230" calcext:value-type="float">
            <text:p>230</text:p>
          </table:table-cell>
          <table:table-cell table:formula="of:=133368/2" office:value-type="float" office:value="66684" calcext:value-type="float">
            <text:p>66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3-2014</text:p>
          </table:table-cell>
          <table:table-cell office:value-type="float" office:value="16807" calcext:value-type="float">
            <text:p>16807</text:p>
          </table:table-cell>
          <table:table-cell office:value-type="float" office:value="462" calcext:value-type="float">
            <text:p>462</text:p>
          </table:table-cell>
          <table:table-cell table:formula="of:=467118/2" office:value-type="float" office:value="233559" calcext:value-type="float">
            <text:p>233559</text:p>
          </table:table-cell>
          <table:table-cell table:formula="of:=121010/2" office:value-type="float" office:value="60505" calcext:value-type="float">
            <text:p>60505</text:p>
          </table:table-cell>
          <table:table-cell table:formula="of:=[.D2]-[.E3]" office:value-type="float" office:value="6179" calcext:value-type="float">
            <text:p>6179</text:p>
          </table:table-cell>
          <table:table-cell office:value-type="float" office:value="64285" calcext:value-type="float">
            <text:p>64285</text:p>
          </table:table-cell>
        </table:table-row>
        <table:table-row table:style-name="ro1">
          <table:table-cell office:value-type="string" calcext:value-type="string">
            <text:p>2014-2015</text:p>
          </table:table-cell>
          <table:table-cell office:value-type="float" office:value="19102" calcext:value-type="float">
            <text:p>19102</text:p>
          </table:table-cell>
          <table:table-cell office:value-type="float" office:value="370" calcext:value-type="float">
            <text:p>370</text:p>
          </table:table-cell>
          <table:table-cell table:formula="of:=940049/2" office:value-type="float" office:value="470024.5" calcext:value-type="float">
            <text:p>470024.5</text:p>
          </table:table-cell>
          <table:table-cell table:formula="of:=296830/2" office:value-type="float" office:value="148415" calcext:value-type="float">
            <text:p>148415</text:p>
          </table:table-cell>
          <table:table-cell table:formula="of:=[.D3]-[.E4]" office:value-type="float" office:value="85144" calcext:value-type="float">
            <text:p>85144</text:p>
          </table:table-cell>
          <table:table-cell office:value-type="float" office:value="193176" calcext:value-type="float">
            <text:p>1931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cause </meta:initial-creator>
    <meta:creation-date>2015-08-11T12:38:52.183170261</meta:creation-date>
    <dc:date>2015-08-11T16:41:51.835269793</dc:date>
    <dc:creator>decause </dc:creator>
    <meta:editing-duration>PT3H17M36S</meta:editing-duration>
    <meta:editing-cycles>3</meta:editing-cycles>
    <meta:generator>LibreOffice/4.4.5.2$Linux_X86_64 LibreOffice_project/40$Build-2</meta:generator>
    <meta:document-statistic meta:table-count="1" meta:cell-count="24" meta:object-count="0"/>
  </office:meta>
</office:document-meta>
</file>